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fo:padding-left="0cm" fo:padding-right="0cm" fo:padding-top="0cm" fo:padding-bottom="0.049cm" fo:border-left="none" fo:border-right="none" fo:border-top="none" fo:border-bottom="0.06pt solid #000000"/>
      <style:text-properties officeooo:paragraph-rsid="001658f4"/>
    </style:style>
    <style:style style:name="P2" style:family="paragraph" style:parent-style-name="Heading_20_3">
      <style:paragraph-properties fo:margin-left="0cm" fo:margin-right="0cm" fo:margin-top="0cm" fo:margin-bottom="0cm" style:contextual-spacing="false" fo:text-indent="0cm" style:auto-text-indent="false"/>
      <style:text-properties officeooo:paragraph-rsid="001658f4"/>
    </style:style>
    <style:style style:name="P3" style:family="paragraph" style:parent-style-name="Text_20_body">
      <style:paragraph-properties fo:margin-left="0cm" fo:margin-right="0cm" fo:text-indent="0.018cm" style:auto-text-indent="false"/>
      <style:text-properties fo:color="#ff0000" loext:opacity="100%" officeooo:rsid="00dc606e" officeooo:paragraph-rsid="001658f4"/>
    </style:style>
    <style:style style:name="P4" style:family="paragraph" style:parent-style-name="Text_20_body">
      <style:paragraph-properties fo:margin-left="0cm" fo:margin-right="0cm" fo:text-indent="0cm" style:auto-text-indent="false" fo:padding-left="0cm" fo:padding-right="0cm" fo:padding-top="0cm" fo:padding-bottom="0.049cm" fo:border-left="none" fo:border-right="none" fo:border-top="none" fo:border-bottom="0.06pt solid #000000"/>
      <style:text-properties fo:color="#ff0000" loext:opacity="100%" officeooo:rsid="00a94d74" officeooo:paragraph-rsid="001658f4"/>
    </style:style>
    <style:style style:name="P5" style:family="paragraph" style:parent-style-name="Text_20_body">
      <style:paragraph-properties fo:margin-left="0cm" fo:margin-right="0cm" fo:text-indent="0cm" style:auto-text-indent="false"/>
      <style:text-properties fo:color="#ff0000" loext:opacity="100%" officeooo:rsid="00a9b73e" officeooo:paragraph-rsid="001658f4"/>
    </style:style>
    <style:style style:name="P6" style:family="paragraph" style:parent-style-name="Text_20_body" style:list-style-name="L1">
      <style:paragraph-properties fo:margin-left="0cm" fo:margin-right="0cm" fo:text-indent="0.018cm" style:auto-text-indent="false"/>
      <style:text-properties fo:color="#ff0000" loext:opacity="100%" officeooo:rsid="00a9cbf8" officeooo:paragraph-rsid="001658f4"/>
    </style:style>
    <style:style style:name="P7" style:family="paragraph" style:parent-style-name="Text_20_body">
      <style:paragraph-properties fo:margin-left="0cm" fo:margin-right="0cm" fo:text-indent="0cm" style:auto-text-indent="false"/>
      <style:text-properties fo:color="#ff0000" loext:opacity="100%" officeooo:rsid="00a9cbf8" officeooo:paragraph-rsid="001658f4"/>
    </style:style>
    <style:style style:name="P8" style:family="paragraph" style:parent-style-name="Text_20_body" style:list-style-name="L1">
      <style:paragraph-properties fo:margin-left="0cm" fo:margin-right="0cm" fo:text-indent="0.018cm" style:auto-text-indent="false"/>
      <style:text-properties fo:color="#ff0000" loext:opacity="100%" officeooo:rsid="00aa8b63" officeooo:paragraph-rsid="001658f4"/>
    </style:style>
    <style:style style:name="P9" style:family="paragraph" style:parent-style-name="Text_20_body" style:list-style-name="L1">
      <style:paragraph-properties fo:margin-left="0cm" fo:margin-right="0cm" fo:text-indent="0.018cm" style:auto-text-indent="false"/>
      <style:text-properties fo:color="#ff0000" loext:opacity="100%" officeooo:rsid="00ac06ab" officeooo:paragraph-rsid="001658f4"/>
    </style:style>
    <style:style style:name="P10" style:family="paragraph" style:parent-style-name="Text_20_body" style:list-style-name="L1">
      <style:paragraph-properties fo:margin-left="0cm" fo:margin-right="0cm" fo:text-indent="0.018cm" style:auto-text-indent="false"/>
      <style:text-properties fo:color="#ff0000" loext:opacity="100%" officeooo:rsid="00acb7ca" officeooo:paragraph-rsid="001658f4"/>
    </style:style>
    <style:style style:name="P11"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ad42bd" officeooo:paragraph-rsid="001658f4"/>
    </style:style>
    <style:style style:name="P12" style:family="paragraph" style:parent-style-name="Text_20_body">
      <style:paragraph-properties fo:margin-left="0cm" fo:margin-right="0cm" fo:text-indent="0.018cm" style:auto-text-indent="false"/>
      <style:text-properties fo:color="#ff0000" loext:opacity="100%" officeooo:rsid="00adab31" officeooo:paragraph-rsid="001658f4"/>
    </style:style>
    <style:style style:name="P13" style:family="paragraph" style:parent-style-name="Text_20_body">
      <style:paragraph-properties fo:margin-left="0cm" fo:margin-right="0cm" fo:text-indent="0.018cm" style:auto-text-indent="false"/>
      <style:text-properties fo:color="#ff0000" loext:opacity="100%" officeooo:rsid="00aebb46" officeooo:paragraph-rsid="001658f4"/>
    </style:style>
    <style:style style:name="P14" style:family="paragraph" style:parent-style-name="Text_20_body">
      <style:paragraph-properties fo:margin-left="0cm" fo:margin-right="0cm" fo:text-indent="0.018cm" style:auto-text-indent="false"/>
      <style:text-properties fo:color="#ff0000" loext:opacity="100%" officeooo:rsid="00b0e9d1" officeooo:paragraph-rsid="001658f4"/>
    </style:style>
    <style:style style:name="P15" style:family="paragraph" style:parent-style-name="Text_20_body">
      <style:paragraph-properties fo:margin-left="0cm" fo:margin-right="0cm" fo:text-indent="0.018cm" style:auto-text-indent="false"/>
      <style:text-properties fo:color="#ff0000" loext:opacity="100%" officeooo:rsid="00b17ebe" officeooo:paragraph-rsid="001658f4"/>
    </style:style>
    <style:style style:name="P16" style:family="paragraph" style:parent-style-name="Text_20_body">
      <style:paragraph-properties fo:margin-left="0cm" fo:margin-right="0cm" fo:text-indent="0.018cm" style:auto-text-indent="false"/>
      <style:text-properties fo:color="#ff0000" loext:opacity="100%" officeooo:rsid="00b5274c" officeooo:paragraph-rsid="001658f4"/>
    </style:style>
    <style:style style:name="P17"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b842db" officeooo:paragraph-rsid="001658f4"/>
    </style:style>
    <style:style style:name="P18" style:family="paragraph" style:parent-style-name="Text_20_body">
      <style:paragraph-properties fo:margin-left="0cm" fo:margin-right="0cm" fo:text-indent="0cm" style:auto-text-indent="false"/>
      <style:text-properties fo:color="#ff0000" loext:opacity="100%" officeooo:rsid="00b842db" officeooo:paragraph-rsid="001658f4"/>
    </style:style>
    <style:style style:name="P19" style:family="paragraph" style:parent-style-name="Text_20_body" style:list-style-name="L4">
      <style:paragraph-properties fo:margin-left="0cm" fo:margin-right="0cm" fo:text-indent="0.018cm" style:auto-text-indent="false"/>
      <style:text-properties fo:color="#ff0000" loext:opacity="100%" officeooo:rsid="00ba7204" officeooo:paragraph-rsid="001658f4"/>
    </style:style>
    <style:style style:name="P20" style:family="paragraph" style:parent-style-name="Text_20_body">
      <style:paragraph-properties fo:margin-left="0cm" fo:margin-right="0cm" fo:text-indent="0cm" style:auto-text-indent="false"/>
      <style:text-properties fo:color="#ff0000" loext:opacity="100%" officeooo:rsid="00ba7204" officeooo:paragraph-rsid="001658f4"/>
    </style:style>
    <style:style style:name="P21" style:family="paragraph" style:parent-style-name="Text_20_body" style:list-style-name="L4">
      <style:paragraph-properties fo:margin-left="0cm" fo:margin-right="0cm" fo:text-indent="0cm" style:auto-text-indent="false"/>
      <style:text-properties fo:color="#ff0000" loext:opacity="100%" officeooo:rsid="00bb67fe" officeooo:paragraph-rsid="001658f4"/>
    </style:style>
    <style:style style:name="P22" style:family="paragraph" style:parent-style-name="Text_20_body">
      <style:paragraph-properties fo:margin-left="0cm" fo:margin-right="0cm" fo:text-indent="0cm" style:auto-text-indent="false"/>
      <style:text-properties fo:color="#ff0000" loext:opacity="100%" officeooo:rsid="00bb67fe" officeooo:paragraph-rsid="001658f4"/>
    </style:style>
    <style:style style:name="P23" style:family="paragraph" style:parent-style-name="Text_20_body" style:list-style-name="L4">
      <style:paragraph-properties fo:margin-left="0cm" fo:margin-right="0cm" fo:text-indent="0cm" style:auto-text-indent="false"/>
      <style:text-properties fo:color="#ff0000" loext:opacity="100%" officeooo:rsid="00bbe04e" officeooo:paragraph-rsid="001658f4"/>
    </style:style>
    <style:style style:name="P24" style:family="paragraph" style:parent-style-name="Text_20_body" style:list-style-name="L4">
      <style:paragraph-properties fo:margin-left="0cm" fo:margin-right="0cm" fo:text-indent="0.018cm" style:auto-text-indent="false"/>
      <style:text-properties fo:color="#ff0000" loext:opacity="100%" officeooo:rsid="00be58b3" officeooo:paragraph-rsid="001658f4"/>
    </style:style>
    <style:style style:name="P25" style:family="paragraph" style:parent-style-name="Text_20_body" style:list-style-name="L4">
      <style:paragraph-properties fo:margin-left="0cm" fo:margin-right="0cm" fo:text-indent="0cm" style:auto-text-indent="false"/>
      <style:text-properties fo:color="#ff0000" loext:opacity="100%" officeooo:rsid="00c1b449" officeooo:paragraph-rsid="001658f4"/>
    </style:style>
    <style:style style:name="P26" style:family="paragraph" style:parent-style-name="Text_20_body" style:list-style-name="L4">
      <style:paragraph-properties fo:margin-left="0cm" fo:margin-right="0cm" fo:text-indent="0.018cm" style:auto-text-indent="false"/>
      <style:text-properties fo:color="#ff0000" loext:opacity="100%" officeooo:rsid="00c42e6e" officeooo:paragraph-rsid="001658f4"/>
    </style:style>
    <style:style style:name="P27" style:family="paragraph" style:parent-style-name="Text_20_body" style:list-style-name="L4">
      <style:paragraph-properties fo:margin-left="0cm" fo:margin-right="0cm" fo:text-indent="0cm" style:auto-text-indent="false"/>
      <style:text-properties fo:color="#ff0000" loext:opacity="100%" officeooo:rsid="00ca2631" officeooo:paragraph-rsid="001658f4"/>
    </style:style>
    <style:style style:name="P28" style:family="paragraph" style:parent-style-name="Text_20_body" style:list-style-name="L4">
      <style:paragraph-properties fo:margin-left="0cm" fo:margin-right="0cm" fo:text-indent="0cm" style:auto-text-indent="false"/>
      <style:text-properties fo:color="#ff0000" loext:opacity="100%" officeooo:rsid="00caa14d" officeooo:paragraph-rsid="001658f4"/>
    </style:style>
    <style:style style:name="P29" style:family="paragraph" style:parent-style-name="Text_20_body" style:list-style-name="L4">
      <style:paragraph-properties fo:margin-left="0cm" fo:margin-right="0cm" fo:text-indent="0cm" style:auto-text-indent="false"/>
      <style:text-properties fo:color="#ff0000" loext:opacity="100%" officeooo:rsid="00cbfcd8" officeooo:paragraph-rsid="001658f4"/>
    </style:style>
    <style:style style:name="P30" style:family="paragraph" style:parent-style-name="Text_20_body">
      <style:paragraph-properties fo:margin-left="0cm" fo:margin-right="0cm" fo:text-indent="0.018cm" style:auto-text-indent="false"/>
      <style:text-properties fo:color="#ff0000" loext:opacity="100%" officeooo:rsid="00ce2261" officeooo:paragraph-rsid="001658f4"/>
    </style:style>
    <style:style style:name="P31" style:family="paragraph" style:parent-style-name="Text_20_body">
      <style:paragraph-properties fo:margin-left="0cm" fo:margin-right="0cm" fo:text-indent="0.018cm" style:auto-text-indent="false"/>
      <style:text-properties fo:color="#ff0000" loext:opacity="100%" officeooo:rsid="00cec112" officeooo:paragraph-rsid="001658f4"/>
    </style:style>
    <style:style style:name="P32" style:family="paragraph" style:parent-style-name="Text_20_body">
      <style:paragraph-properties fo:margin-left="0cm" fo:margin-right="0cm" fo:text-indent="0.018cm" style:auto-text-indent="false"/>
      <style:text-properties fo:color="#ff0000" loext:opacity="100%" officeooo:rsid="00d092b1" officeooo:paragraph-rsid="001658f4"/>
    </style:style>
    <style:style style:name="P33" style:family="paragraph" style:parent-style-name="Text_20_body">
      <style:paragraph-properties fo:margin-left="0cm" fo:margin-right="0cm" fo:text-indent="0cm" style:auto-text-indent="false"/>
      <style:text-properties fo:color="#ff0000" loext:opacity="100%" officeooo:rsid="00d0ff63" officeooo:paragraph-rsid="001658f4"/>
    </style:style>
    <style:style style:name="P34" style:family="paragraph" style:parent-style-name="Text_20_body">
      <style:paragraph-properties fo:margin-left="0cm" fo:margin-right="0cm" fo:text-indent="0cm" style:auto-text-indent="false"/>
      <style:text-properties fo:color="#ff0000" loext:opacity="100%" officeooo:rsid="00d25e78" officeooo:paragraph-rsid="001658f4"/>
    </style:style>
    <style:style style:name="P35" style:family="paragraph" style:parent-style-name="Text_20_body">
      <style:paragraph-properties fo:margin-left="0cm" fo:margin-right="0cm" fo:text-indent="0cm" style:auto-text-indent="false"/>
      <style:text-properties fo:color="#ff0000" loext:opacity="100%" officeooo:rsid="00d36b5a" officeooo:paragraph-rsid="001658f4"/>
    </style:style>
    <style:style style:name="P36" style:family="paragraph" style:parent-style-name="Text_20_body">
      <style:paragraph-properties fo:margin-left="0cm" fo:margin-right="0cm" fo:text-indent="0cm" style:auto-text-indent="false"/>
      <style:text-properties fo:color="#ff0000" loext:opacity="100%" officeooo:rsid="00d54eed" officeooo:paragraph-rsid="001658f4"/>
    </style:style>
    <style:style style:name="P37"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d56904" officeooo:paragraph-rsid="001658f4"/>
    </style:style>
    <style:style style:name="P38" style:family="paragraph" style:parent-style-name="Text_20_body" style:list-style-name="L5">
      <style:paragraph-properties fo:margin-left="0cm" fo:margin-right="0cm" fo:text-indent="0.018cm" style:auto-text-indent="false"/>
      <style:text-properties fo:color="#ff0000" loext:opacity="100%" officeooo:rsid="00d96599" officeooo:paragraph-rsid="001658f4"/>
    </style:style>
    <style:style style:name="P39" style:family="paragraph" style:parent-style-name="Text_20_body" style:list-style-name="L5">
      <style:paragraph-properties fo:margin-left="0cm" fo:margin-right="0cm" fo:text-indent="0.018cm" style:auto-text-indent="false"/>
      <style:text-properties fo:color="#ff0000" loext:opacity="100%" officeooo:rsid="00da585d" officeooo:paragraph-rsid="001658f4"/>
    </style:style>
    <style:style style:name="P40" style:family="paragraph" style:parent-style-name="Text_20_body">
      <style:paragraph-properties fo:margin-left="0cm" fo:margin-right="0cm" fo:text-indent="0.018cm" style:auto-text-indent="false"/>
      <style:text-properties fo:color="#ff0000" loext:opacity="100%" officeooo:rsid="00da5f41" officeooo:paragraph-rsid="001658f4"/>
    </style:style>
    <style:style style:name="P41"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db6265" officeooo:paragraph-rsid="001658f4"/>
    </style:style>
    <style:style style:name="P42" style:family="paragraph" style:parent-style-name="Text_20_body" style:list-style-name="L4">
      <style:paragraph-properties fo:margin-left="0cm" fo:margin-right="0cm" fo:text-indent="0cm" style:auto-text-indent="false"/>
      <style:text-properties fo:color="#ff0000" loext:opacity="100%" officeooo:paragraph-rsid="001658f4"/>
    </style:style>
    <style:style style:name="P43" style:family="paragraph" style:parent-style-name="Text_20_body" style:list-style-name="L5">
      <style:paragraph-properties fo:margin-left="0cm" fo:margin-right="0cm" fo:text-indent="0cm" style:auto-text-indent="false"/>
      <style:text-properties fo:color="#ff0000" loext:opacity="100%" officeooo:paragraph-rsid="001658f4"/>
    </style:style>
    <style:style style:name="P44" style:family="paragraph" style:parent-style-name="Text_20_body" style:list-style-name="L1">
      <style:paragraph-properties fo:margin-left="0cm" fo:margin-right="0cm" fo:text-indent="0.018cm" style:auto-text-indent="false"/>
      <style:text-properties officeooo:paragraph-rsid="001658f4"/>
    </style:style>
    <style:style style:name="P45" style:family="paragraph" style:parent-style-name="Text_20_body" style:list-style-name="L4">
      <style:paragraph-properties fo:margin-left="0cm" fo:margin-right="0cm" fo:text-indent="0.018cm" style:auto-text-indent="false"/>
      <style:text-properties officeooo:paragraph-rsid="001658f4"/>
    </style:style>
    <style:style style:name="P46" style:family="paragraph" style:parent-style-name="Text_20_body" style:list-style-name="L4">
      <style:paragraph-properties fo:margin-left="0cm" fo:margin-right="0cm" fo:text-indent="0cm" style:auto-text-indent="false"/>
      <style:text-properties officeooo:paragraph-rsid="001658f4"/>
    </style:style>
    <style:style style:name="P47" style:family="paragraph" style:parent-style-name="Text_20_body" style:list-style-name="L5">
      <style:paragraph-properties fo:margin-left="0cm" fo:margin-right="0cm" fo:text-indent="0.018cm" style:auto-text-indent="false"/>
      <style:text-properties officeooo:paragraph-rsid="001658f4"/>
    </style:style>
    <style:style style:name="P48" style:family="paragraph" style:parent-style-name="Text_20_body" style:list-style-name="L5">
      <style:paragraph-properties fo:margin-left="0cm" fo:margin-right="0cm" fo:text-indent="0cm" style:auto-text-indent="false"/>
      <style:text-properties officeooo:paragraph-rsid="001658f4"/>
    </style:style>
    <style:style style:name="P49" style:family="paragraph" style:parent-style-name="Text_20_body">
      <style:paragraph-properties fo:margin-left="0cm" fo:margin-right="0cm" fo:text-indent="0cm" style:auto-text-indent="false"/>
      <style:text-properties officeooo:paragraph-rsid="001658f4"/>
    </style:style>
    <style:style style:name="P50" style:family="paragraph" style:parent-style-name="Text_20_body">
      <style:paragraph-properties fo:margin-left="0cm" fo:margin-right="0cm" fo:text-indent="0.018cm" style:auto-text-indent="false"/>
      <style:text-properties officeooo:paragraph-rsid="001658f4"/>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b043ff"/>
    </style:style>
    <style:style style:name="T4" style:family="text">
      <style:text-properties officeooo:rsid="00b32e80"/>
    </style:style>
    <style:style style:name="T5" style:family="text">
      <style:text-properties officeooo:rsid="00bd9f41"/>
    </style:style>
    <style:style style:name="T6" style:family="text">
      <style:text-properties fo:color="#ff0000" loext:opacity="100%"/>
    </style:style>
    <style:style style:name="T7" style:family="text">
      <style:text-properties fo:color="#ff0000" loext:opacity="100%" officeooo:rsid="00becc0d"/>
    </style:style>
    <style:style style:name="T8" style:family="text">
      <style:text-properties fo:color="#ff0000" loext:opacity="100%" style:text-underline-style="solid" style:text-underline-width="auto" style:text-underline-color="font-color" officeooo:rsid="00becc0d"/>
    </style:style>
    <style:style style:name="T9" style:family="text">
      <style:text-properties fo:color="#ff0000" loext:opacity="100%" style:text-underline-style="solid" style:text-underline-width="auto" style:text-underline-color="font-color" officeooo:rsid="00c31aaa"/>
    </style:style>
    <style:style style:name="T10" style:family="text">
      <style:text-properties fo:color="#ff0000" loext:opacity="100%" officeooo:rsid="00c1b449"/>
    </style:style>
    <style:style style:name="T11" style:family="text">
      <style:text-properties fo:color="#ff0000" loext:opacity="100%" officeooo:rsid="00c31aaa"/>
    </style:style>
    <style:style style:name="T12" style:family="text">
      <style:text-properties fo:color="#ff0000" loext:opacity="100%" officeooo:rsid="00cdd779"/>
    </style:style>
    <style:style style:name="T13" style:family="text">
      <style:text-properties fo:color="#ff0000" loext:opacity="100%" officeooo:rsid="00d5b72a"/>
    </style:style>
    <style:style style:name="T14" style:family="text">
      <style:text-properties fo:color="#ff0000" loext:opacity="100%" officeooo:rsid="00d6e65a"/>
    </style:style>
    <style:style style:name="T15" style:family="text">
      <style:text-properties officeooo:rsid="00c0840f"/>
    </style:style>
    <style:style style:name="T16" style:family="text">
      <style:text-properties officeooo:rsid="00c57af3"/>
    </style:style>
    <style:style style:name="T17" style:family="text">
      <style:text-properties officeooo:rsid="00d650f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upport other formats</text:h>
      <text:p text:style-name="P4">Támogatott fájlformátumok</text:p>
      <text:p text:style-name="P49">OmegaT's file filters provide a wide range of support for common and less common file formats. </text:p>
      <text:p text:style-name="P5">Az OmegaT állományszűrője nagy számú közismert és ritka fájlformátumot támogat.</text:p>
      <text:p text:style-name="P49">If you need to support formats that are not covered by OmegaT, there are four ways to do so:</text:p>
      <text:p text:style-name="P7">Ha az OmegaT által nem támogatott fájlformátumot szeretnél használni, akkor négy módszer közül válogathatsz:</text:p>
      <text:list text:style-name="L1">
        <text:list-item>
          <text:p text:style-name="P44"><text:a xlink:type="simple" xlink:href="https://omegat.sourceforge.io/manual-standard/en/chapter.how.to.html#how.to.translate.other.files.associate" text:style-name="Internet_20_link" text:visited-style-name="Visited_20_Internet_20_Link">Associate</text:a> the format to an already supported format.</text:p>
        </text:list-item>
        <text:list-item>
          <text:p text:style-name="P6">Rendeld hozzá a fájlformátumot egy támogatott fájlformátumhoz.</text:p>
        </text:list-item>
        <text:list-item>
          <text:p text:style-name="P44"><text:a xlink:type="simple" xlink:href="https://omegat.sourceforge.io/manual-standard/en/chapter.how.to.html#how.to.translate.other.files.convert" text:style-name="Internet_20_link" text:visited-style-name="Visited_20_Internet_20_Link">Convert</text:a> the format to an already supported format.</text:p>
        </text:list-item>
        <text:list-item>
          <text:p text:style-name="P8">Alakítsd át a fájlformátumot egy támogatott fájlformátummá.</text:p>
        </text:list-item>
        <text:list-item>
          <text:p text:style-name="P44"><text:a xlink:type="simple" xlink:href="https://omegat.sourceforge.io/manual-standard/en/chapter.how.to.html#how.to.translate.other.files.third.party.plugins" text:style-name="Internet_20_link" text:visited-style-name="Visited_20_Internet_20_Link">Extend</text:a> OmegaT with third-party plugins that support the format.</text:p>
        </text:list-item>
        <text:list-item>
          <text:p text:style-name="P9">Bővítsd ki az OmegaT programot a fájlformátumot támogató harmadik féltől származó kiegészítőkkel.</text:p>
        </text:list-item>
        <text:list-item>
          <text:p text:style-name="P44"><text:a xlink:type="simple" xlink:href="https://omegat.sourceforge.io/manual-standard/en/chapter.how.to.html#how.to.translate.other.files.develop" text:style-name="Internet_20_link" text:visited-style-name="Visited_20_Internet_20_Link">Develop</text:a> a filter for the format.</text:p>
        </text:list-item>
        <text:list-item>
          <text:p text:style-name="P10">Fejlessz egy szűrőt a fájlformátum részére.</text:p>
        </text:list-item>
      </text:list>
      <text:h text:style-name="P2" text:outline-level="3">Association</text:h>
      <text:p text:style-name="P11">Hozzárendelés</text:p>
      <text:p text:style-name="P50">File filters have a list of file extensions that are associated to them. </text:p>
      <text:p text:style-name="P12">Az állományszűrőknek van egy listájuk, amelyik tartalmazza a hozzájuk rendelt fájlkiterjesztéseket.</text:p>
      <text:p text:style-name="P50">If the format you want to translate is structurally close to an already supported format, just add its file extension to the supported format extension list, or change the file extension to one that is accepted by the file filter that you want to use. </text:p>
      <text:p text:style-name="P13">Ha az általad lefordítani kívánt fájlformátum szerkezete hasonlít egy támogatott formátum szerkezetéhez, akkor egyszerűen csak add hozzá a kiterjesztését a támogatott fájlformátumok listájához, vagy cseréld le a kiterjesztését <text:span text:style-name="T3">egy támogatott kiterjesztésre.</text:span></text:p>
      <text:p text:style-name="P50">See the <text:a xlink:type="simple" xlink:href="https://omegat.sourceforge.io/manual-standard/en/chapter.appendices.html#file.filters" text:style-name="Internet_20_link" text:visited-style-name="Visited_20_Internet_20_Link">File Filters</text:a> chapter for details.</text:p>
      <text:p text:style-name="P14">Részletekért lásd az <text:span text:style-name="T1">Állományszűrők</text:span> című szócikket. </text:p>
      <text:p text:style-name="P50">You can also use OmegaT's custom tag function to register format specific strings and have OmegaT handle them as if they were normal tags. </text:p>
      <text:p text:style-name="P15">Használhatod az OmegaT <text:span text:style-name="T4">egyedi címkék funkcióját annak érdekében, hogy létrehozz olyan formátumra jellemző karaktersorokat, amelyeket az OmegaT úgy tud kezelni, mintha normális címkék lennének.</text:span></text:p>
      <text:p text:style-name="P50">See the <text:a xlink:type="simple" xlink:href="https://omegat.sourceforge.io/manual-standard/en/chapter.dialogs.preferences.html#dialogs.preferences.tag.processing.regular.expressions.for.custom.tags" text:style-name="Internet_20_link" text:visited-style-name="Visited_20_Internet_20_Link"><text:span text:style-name="Source_20_Text">Custom tags</text:span> </text:a>preferences for details.</text:p>
      <text:p text:style-name="P16"><text:soft-page-break/>Részletekért olvasd el az <text:span text:style-name="T1">Egyedi címkék</text:span> című szócikket.</text:p>
      <text:h text:style-name="P2" text:outline-level="3">Conversion</text:h>
      <text:p text:style-name="P17">A formátum átalakítása (konvertálás)</text:p>
      <text:p text:style-name="P49">To ensure that all the properties of a format are properly taken into account, it is sometimes preferable to convert the file to a supported format and then convert the translated file back to the original format.</text:p>
      <text:p text:style-name="P18">Annak érdekében, hogy biztosítsd, hogy a formátum minden tulajdonsága helyesen lett átvéve, gyakran ajánlott először átalakítani a fájlformátumot egy támogatott formátumba, aztán miután lefordítottad, alakítsd vissza a lefordított fájlt az eredeti fájlformátumba.</text:p>
      <text:p text:style-name="P49">A number of free software third party utilities provide such “round-trip” conversion, including:</text:p>
      <text:p text:style-name="P20">Számos ingyenes harmadik féltől származó programmal készíthetünk úgynevezett oda-vissza konvertálást, például:</text:p>
      <text:section text:style-name="Sect1" text:name="how.to.translate.other.files.third.party.utilities">
        <text:list text:style-name="L4">
          <text:list-item>
            <text:p text:style-name="P45"><text:bookmark text:name="how.to.translate.other.files.third.party.utilities.rainbow"/>Rainbow, from the <text:a xlink:type="simple" xlink:href="https://okapiframework.org/" office:target-frame-name="_top" xlink:show="replace" text:style-name="Internet_20_link" text:visited-style-name="Visited_20_Internet_20_Link">Okapi Framework</text:a></text:p>
          </text:list-item>
          <text:list-item>
            <text:p text:style-name="P19">Az Okapi Framework által készített Rainbow</text:p>
            <text:p text:style-name="P46">License: Apache License Version 2.0</text:p>
          </text:list-item>
        </text:list>
        <text:p text:style-name="P22">Licenc: Apache License Version 2.0 </text:p>
        <text:list text:continue-numbering="true" text:style-name="L4">
          <text:list-header>
            <text:p text:style-name="P45">The Okapi Framework comes with a number of file filters, including some not supported natively by OmegaT. See <text:a xlink:type="simple" xlink:href="https://okapiframework.org/wiki/index.php?title=Filters" office:target-frame-name="_top" xlink:show="replace" text:style-name="Internet_20_link" text:visited-style-name="Visited_20_Internet_20_Link">List of file filters</text:a> for details.</text:p>
            <text:p text:style-name="P21">Az Okapi Framework biztosít számos állományszűrőt, közöttük van olyan is, amelyet az OmegaT nem támogat alapbeállításban. Részletekért olvasd el az <text:span text:style-name="T1">állományszűrők listáját</text:span>.</text:p>
            <text:p text:style-name="P45">Rainbow can create XLIFF 1.2 compliant files or OmegaT projects from all the files set as “input” files. Rainbow-supported files are converted into XLIFF and inserted as source files into a full fledged OmegaT project that you can open with OmegaT right away. See <text:a xlink:type="simple" xlink:href="https://okapiframework.org/wiki/index.php/Rainbow_TKit_-_OmegaT_Project" office:target-frame-name="_top" xlink:show="replace" text:style-name="Internet_20_link" text:visited-style-name="Visited_20_Internet_20_Link">Rainbow TKit - OmegaT Project</text:a> for details.</text:p>
            <text:p text:style-name="P23">A Rainbow nevű program képes XLIFF 1.2-kompatibilis fájlokat vagy OmegaT projekteket létrehozni minden bemeneti fájlként megjelölt fájlból. A Rainbow alkalmazás által támogatott fájlok XLIFF formátumú fájlokká lesznek alakítva, és teljes értékű forrásállományokként lehet őket beszúrni az OmegaT projekt source mappájába, és ha az OmegaT meg tudja nyitni őket, akkor minden rendben van. Részletekért olvasd el a Rainbow Tkit – OmegaT Project című szócikket.</text:p>
          </text:list-header>
          <text:list-item>
            <text:p text:style-name="P45"><text:a xlink:type="simple" xlink:href="https://po4a.org/" office:target-frame-name="_top" xlink:show="replace" text:style-name="Internet_20_link" text:visited-style-name="Visited_20_Internet_20_Link"><text:bookmark text:name="how.to.translate.other.files.third.party.utilities.po4a"/>po4a</text:a></text:p>
            <text:p text:style-name="P46">License: GNU General Public License v2</text:p>
            <text:p text:style-name="P42">Licen<text:span text:style-name="T5">c</text:span>: GNU General Public License v2</text:p>
            <text:p text:style-name="P45">po4a supports a number of free software documentation formats, listed on the site front page, and offers conversion tools to and from the po format. See the <text:a xlink:type="simple" xlink:href="https://omegat.sourceforge.io/manual-standard/en/chapter.appendices.html#file.filters.po" text:style-name="Internet_20_link" text:visited-style-name="Visited_20_Internet_20_Link">PO files</text:a> section for details.</text:p>
            <text:p text:style-name="P24">A po4a alkalmazás számos ingyenes szoftversúgó-formátumot támogat, amelyek fel vannak sorolva a főoldalon, átalakító eszközöket biztosít po formátumba és po formátumból való átalakításhoz. Részletekért olvasd el a <text:span text:style-name="T1">PO fájlok</text:span> című szócikket.</text:p>
          </text:list-item>
          <text:list-item>
            <text:p text:style-name="P45">The converters from the <text:a xlink:type="simple" xlink:href="http://docs.translatehouse.org/projects/translate-toolkit/en/latest/index.html" office:target-frame-name="_top" xlink:show="replace" text:style-name="Internet_20_link" text:visited-style-name="Visited_20_Internet_20_Link">Translate Toolkit</text:a></text:p>
          </text:list-item>
          <text:list-item>
            <text:p text:style-name="P45"><text:soft-page-break/><text:span text:style-name="T7">A </text:span><text:span text:style-name="T8">Translate Toolkit</text:span><text:span text:style-name="T7"> kon</text:span><text:span text:style-name="T10">v</text:span><text:span text:style-name="T7">ertáló alkalmazásai </text:span><text:line-break/>License: GNU General Public License v2</text:p>
            <text:p text:style-name="P42">Licen<text:span text:style-name="T15">c</text:span>: GNU General Public License v2</text:p>
            <text:p text:style-name="P45">The Translate Toolkit offers a number of convertion tools to and from the po format.</text:p>
            <text:p text:style-name="P25">A Translate Toolkit biztosít néhány konvertáló alkalmazást, amelyek segítségével po formátumból és po formátumba lehet konvertálni.</text:p>
            <text:p text:style-name="P46">See <text:a xlink:type="simple" xlink:href="http://docs.translatehouse.org/projects/translate-toolkit/en/latest/commands/index.html" office:target-frame-name="_top" xlink:show="replace" text:style-name="Internet_20_link" text:visited-style-name="Visited_20_Internet_20_Link">Converters</text:a> for details. <text:span text:style-name="T11">Részletekért olvasd el a </text:span><text:span text:style-name="T9">konvertáló alkalmazások</text:span><text:span text:style-name="T11"> című szócikket. </text:span></text:p>
          </text:list-item>
          <text:list-item>
            <text:p text:style-name="P45"><text:bookmark text:name="how.to.translate.other.files.third.party.utilities.openxliff"/>OpenXLIFF from <text:a xlink:type="simple" xlink:href="https://maxprograms.com/" office:target-frame-name="_top" xlink:show="replace" text:style-name="Internet_20_link" text:visited-style-name="Visited_20_Internet_20_Link">Maxprograms</text:a></text:p>
          </text:list-item>
          <text:list-item>
            <text:p text:style-name="P26">A Maxprograms által biztosított OpenXLIFF</text:p>
            <text:p text:style-name="P46">License: Eclipse Public License v1.0</text:p>
            <text:p text:style-name="P42">Licen<text:span text:style-name="T16">c</text:span>: Eclipse Public License v1.0</text:p>
            <text:p text:style-name="P45">OpenXLIFF supports a number of file filters, including some not supported natively by OmegaT.</text:p>
            <text:p text:style-name="P27">Az OpenXLIFF támogat számos állományszűrőt, köztük olyanokat is, amelyeket az OmegaT alapbeállításban nem támogat.</text:p>
            <text:p text:style-name="P46"><text:s/>See <text:a xlink:type="simple" xlink:href="https://maxprograms.com/products/openxliff.html" office:target-frame-name="_top" xlink:show="replace" text:style-name="Internet_20_link" text:visited-style-name="Visited_20_Internet_20_Link">OpenXLIFF Filters</text:a> for details. </text:p>
            <text:p text:style-name="P28">Részletekért olvasd el az <text:span text:style-name="T1">OpenXLIFF szűrők</text:span> című szócikket.</text:p>
            <text:p text:style-name="P46">Maxprograms also distributes <text:a xlink:type="simple" xlink:href="https://maxprograms.com/products/xliffmanager.html" office:target-frame-name="_top" xlink:show="replace" text:style-name="Internet_20_link" text:visited-style-name="Visited_20_Internet_20_Link">XLIFF Manager</text:a>, a graphical user interface for the OpenXLIFF Filters.</text:p>
            <text:p text:style-name="P29">A Maxprogram elérhetővé teszi a XLIFF Managert, ami egy grafikus felhasználói felület az OpenXLIFF részére.</text:p>
            <text:p text:style-name="P46">OpenXLIFF produces XLIFF 1.2 compliant files.</text:p>
            <text:p text:style-name="P29">Az OpenXLIFF XLIFF 1.2-kompatibilis fájlokat tud létrehozni.</text:p>
          </text:list-item>
        </text:list>
      </text:section>
      <text:h text:style-name="P2" text:outline-level="3">Warning <text:span text:style-name="T12">Figyelem</text:span></text:h>
      <text:p text:style-name="P50">OmegaT's po support is robust enough to handle most po files, but OmegaT's default XLIFF filter is not sufficient to support XLIFF files created by Rainbow, OpenXLIFF or other CAT tools. </text:p>
      <text:p text:style-name="P30">Az OmegaT po-támogatása elég erőteljes ahhoz, hogy sok po fájlt tudjon kezelni, de az OmegaT alapértelmezett XLIFF állományszűrője nem elégséges a Rainbow, OpenXLIFF, vagy más fordítástámogatási eszközzel létrehozott XLIFF fájlok támogatásához.</text:p>
      <text:p text:style-name="P50">Proper XLIFF support in OmegaT can only be obtained thought third-party plugins. </text:p>
      <text:p text:style-name="P31">Megfelelő XLIFF-támogatás OmegaT alatt elérhető harmadik féltől származó k,iegészítők segítségével is.</text:p>
      <text:p text:style-name="P50">See <text:a xlink:type="simple" xlink:href="https://omegat.sourceforge.io/manual-standard/en/chapter.how.to.html#how.to.translate.other.files.third.party.plugins" text:style-name="Internet_20_link" text:visited-style-name="Visited_20_Internet_20_Link">below</text:a>.</text:p>
      <text:p text:style-name="P32">Lásd lentebb.</text:p>
      <text:p text:style-name="P49">Some formats, like PDF, cannot be properly handled through “round trip” conversions. </text:p>
      <text:p text:style-name="P33"><text:soft-page-break/>Néhány formátum, mint például a PDF nem kezelhető helyesen „oda-vissza” típusú konverziók segítségével.</text:p>
      <text:p text:style-name="P49">They require an intermediate conversion to a supported format that serves as a base to manually create a proper target language document.</text:p>
      <text:p text:style-name="P34">A PDF-fájloknak köztes konverzióra van szükségük, vagyis át kell alakítani őket egy támogatott formátumba, aztán kézileg kell létrehozni a megfelelő célnyelvi fájlt.</text:p>
      <text:p text:style-name="P49">You can find a number of online or offline utilities that convert PDF to common office formats, but the conversion will always require extensive manual adjustments to the target document before a proper PDF document can be produced. </text:p>
      <text:p text:style-name="P35">Számos online és offline alkalmazás található, amelynek segítségével PDF-fájlokat közismert irodai dokumentumformátumba alakítanak át, de a konverzió mindig jelentős kézi beavatkozást igényel annak érdekében, hogy megfelelő PDF-fájlokat hozhassunk létre.</text:p>
      <text:p text:style-name="P49">Make sure you understand the format requirements when you start working on a PDF or similar file.</text:p>
      <text:p text:style-name="P36">Ismerd meg jól a formátum követelményeit mielőtt PDF vagy hasonló fájlokkal kezdesz dolgozni.</text:p>
      <text:h text:style-name="P2" text:outline-level="3">Third-party plugins</text:h>
      <text:p text:style-name="P37">Harmadik féltől származó kiegészítők </text:p>
      <text:list text:style-name="L5">
        <text:list-item>
          <text:p text:style-name="P47">The Okapi Filters Plugin for OmegaT, from the <text:a xlink:type="simple" xlink:href="https://okapiframework.org/" office:target-frame-name="_top" xlink:show="replace" text:style-name="Internet_20_link" text:visited-style-name="Visited_20_Internet_20_Link">Okapi Framework</text:a></text:p>
        </text:list-item>
        <text:list-item>
          <text:p text:style-name="P47"><text:span text:style-name="T13">Az</text:span><text:span text:style-name="T6"> Okapi Filters </text:span><text:span text:style-name="T13">kiegészítő</text:span><text:span text:style-name="T6"> OmegaT </text:span><text:span text:style-name="T13">részére. Gyártó:</text:span><text:span text:style-name="T6"> </text:span><text:a xlink:type="simple" xlink:href="https://okapiframework.org/" office:target-frame-name="_top" xlink:show="replace" text:style-name="Internet_20_link" text:visited-style-name="Visited_20_Internet_20_Link">Okapi Framework</text:a></text:p>
          <text:p text:style-name="P48">License: Apache License Version 2.0</text:p>
          <text:p text:style-name="P43">Licen<text:span text:style-name="T17">c</text:span>: Apache License Version 2.0</text:p>
          <text:p text:style-name="P47">Not all of the Okapi Framework file filters are included into the file filter plugin. </text:p>
          <text:p text:style-name="P47"><text:span text:style-name="T14">Az Okapi Framework állományszűrői nem kerültek bele hiánytalanul a kiegészítőbe.</text:span></text:p>
          <text:p text:style-name="P47">When installed, the plugin offers direct access to the added formats and also allows you to associate a custom filter parameters file created in Rainbow. </text:p>
          <text:p text:style-name="P38">Telepítés után a kiegészítő közvetlen hozzáférést biztosít a hozzáadott formátumokhoz, és lehetővé teszi, hogy a Rainbow alkalmazás által létrehozott fájlokhoz testre szabott szűrőparamétereket rendelj hozzá.</text:p>
          <text:p text:style-name="P47">See <text:a xlink:type="simple" xlink:href="https://omegat.sourceforge.io/manual-standard/en/chapter.how.to.html#how.to.translate.other.files.third.party.utilities.rainbow" text:style-name="Internet_20_link" text:visited-style-name="Visited_20_Internet_20_Link">above</text:a>.</text:p>
          <text:p text:style-name="P39">Lásd fentebb.</text:p>
        </text:list-item>
      </text:list>
      <text:p text:style-name="P50">Other plugins for less common formats are listed on the OmegaT wiki. </text:p>
      <text:p text:style-name="P40">Más, kevésbé ismert formátumok részére készített kiegészítők fel vannak sorolva az OmegaT wikiben.</text:p>
      <text:p text:style-name="P50">See <text:a xlink:type="simple" xlink:href="https://sourceforge.net/p/omegat/wiki/Plugins/" office:target-frame-name="_top" xlink:show="replace" text:style-name="Internet_20_link" text:visited-style-name="Visited_20_Internet_20_Link">Plugins</text:a>.</text:p>
      <text:p text:style-name="P40">Olvasd el a <text:span text:style-name="T1">Kiegészítők</text:span> című szócikket.</text:p>
      <text:h text:style-name="P2" text:outline-level="3">Development</text:h>
      <text:p text:style-name="P41">Fejlesztés</text:p>
      <text:p text:style-name="P50"><text:soft-page-break/>OmegaT provides developers with thorough documentation to create file filter plugins. </text:p>
      <text:p text:style-name="P3">Az OmegaT részletes dokumentációt biztosít szövegállományszűrő-kiegészítők fejlesztéséhez.</text:p>
      <text:p text:style-name="P50">See <text:a xlink:type="simple" xlink:href="https://omegat.readthedocs.io/en/latest/11.HowToCreateFilterPlugin/" office:target-frame-name="_top" xlink:show="replace" text:style-name="Internet_20_link" text:visited-style-name="Visited_20_Internet_20_Link">How to create a file filter plugin for OmegaT</text:a> for details.</text:p>
      <text:p text:style-name="P3">Részletekért olvasd el a <text:span text:style-name="T1">Hogyan készítsünk szövegállományszűrő-kiegészítőket</text:span><text:span text:style-name="T2"> című szócikke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1:59:46.663000000</meta:creation-date>
    <dc:date>2023-11-30T12:00:01.196000000</dc:date>
    <meta:editing-duration>PT14S</meta:editing-duration>
    <meta:editing-cycles>1</meta:editing-cycles>
    <meta:document-statistic meta:table-count="0" meta:image-count="0" meta:object-count="0" meta:page-count="5" meta:paragraph-count="100" meta:word-count="1318" meta:character-count="9019" meta:non-whitespace-character-count="7829"/>
    <meta:generator>LibreOffice/7.6.2.1$Windows_X86_64 LibreOffice_project/56f7684011345957bbf33a7ee678afaf4d2ba333</meta:generator>
  </office:meta>
</office:document-meta>
</file>